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asudihaiusdhsa</text:p>
      <text:p text:style-name="P1">asdjakjshdjkashd</text:p>
      <text:p text:style-name="P1">asdjajsgdjhashdn</text:p>
      <text:p text:style-name="P1">asjdhajhsgdjkashdjk</text:p>
      <text:p text:style-name="P1">shduaushdkjahsdk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5</meta:generator>
  </office:meta>
</office:document-meta>
</file>